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ゴシック" svg:font-family="'ＭＳ ゴシック'" style:font-family-generic="system" style:font-pitch="variable"/>
  </office:font-face-decls>
  <office:automatic-styles>
    <style:style style:name="Table1" style:family="table">
      <style:table-properties style:width="22.86cm" style:rel-width="100%" fo:margin-left="-0.199cm" fo:margin-top="0cm" fo:margin-bottom="0cm" table:align="left" style:writing-mode="lr-tb"/>
    </style:style>
    <style:style style:name="Table1.A" style:family="table-column">
      <style:table-column-properties style:column-width="5.715cm" style:rel-column-width="16383*"/>
    </style:style>
    <style:style style:name="Table1.B" style:family="table-column">
      <style:table-column-properties style:column-width="5.715cm" style:rel-column-width="16384*"/>
    </style:style>
    <style:style style:name="Table1.D" style:family="table-column">
      <style:table-column-properties style:column-width="5.713cm" style:rel-column-width="16381*"/>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1.2" style:family="table-row">
      <style:table-row-properties style:min-row-height="3.81cm" fo:keep-together="auto"/>
    </style:style>
    <style:style style:name="Table1.D2" style:family="table-cell">
      <style:table-cell-properties style:vertical-align="middle" fo:padding-left="0.199cm" fo:padding-right="0.191cm" fo:padding-top="0cm" fo:padding-bottom="0cm" fo:border="0.5pt solid #00000a"/>
    </style:style>
    <style:style style:name="P1" style:family="paragraph" style:parent-style-name="Standard">
      <style:paragraph-properties fo:margin-top="0.212cm" fo:margin-bottom="0cm" loext:contextual-spacing="false"/>
    </style:style>
    <style:style style:name="P2" style:family="paragraph" style:parent-style-name="Standard">
      <style:paragraph-properties fo:margin-top="0cm" fo:margin-bottom="0cm" loext:contextual-spacing="false" fo:line-height="100%"/>
    </style:style>
    <style:style style:name="P3" style:family="paragraph" style:parent-style-name="Standard">
      <style:paragraph-properties fo:margin-top="0cm" fo:margin-bottom="0cm" loext:contextual-spacing="false" fo:line-height="100%" fo:text-align="center" style:justify-single-word="false"/>
    </style:style>
    <style:style style:name="P4" style:family="paragraph" style:parent-style-name="Standard">
      <style:paragraph-properties fo:margin-top="0cm" fo:margin-bottom="0cm" loext:contextual-spacing="false" fo:line-height="100%"/>
      <style:text-properties officeooo:rsid="000b6f34" officeooo:paragraph-rsid="000b6f34"/>
    </style:style>
    <style:style style:name="P5" style:family="paragraph" style:parent-style-name="Heading_20_1" style:master-page-name="Standard">
      <style:paragraph-properties style:page-number="auto"/>
    </style:style>
    <style:style style:name="T1" style:family="text">
      <style:text-properties fo:font-size="14pt" fo:font-weight="bold" style:font-size-asian="14pt" style:font-weight-asian="bold" style:font-size-complex="14pt"/>
    </style:style>
    <style:style style:name="T2" style:family="text">
      <style:text-properties fo:font-size="14pt" fo:font-style="italic" fo:font-weight="normal" officeooo:rsid="000b6f34" style:font-size-asian="14pt" style:font-style-asian="italic" style:font-weight-asian="normal" style:font-size-complex="14pt" style:font-weight-complex="normal"/>
    </style:style>
    <style:style style:name="T3" style:family="text">
      <style:text-properties fo:font-size="14pt" fo:font-weight="normal" officeooo:rsid="000b6f34" style:font-size-asian="14pt" style:font-weight-asian="normal" style:font-size-complex="14pt" style:font-weight-complex="normal"/>
    </style:style>
    <style:style style:name="T4"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Instructions</text:h>
      <text:p text:style-name="Standard">Fill out the following two sections as accurately and detailed as possible. </text:p>
      <text:p text:style-name="Standard">This document is to be submitted to the provided link on Blackboard before the end of the class in which it was assigned.</text:p>
      <text:h text:style-name="Heading_20_1" text:outline-level="1">Basic Information</text:h>
      <text:p text:style-name="P1"><text:span text:style-name="T1">Team Name: </text:span><text:span text:style-name="T2">Bits &amp; Bytes</text:span></text:p>
      <text:p text:style-name="P1"><text:span text:style-name="T1">Group Meeting Date: </text:span><text:span text:style-name="T3">Thursday January 17 and </text:span><text:span text:style-name="T2">Monday January 21</text:span></text:p>
      <text:p text:style-name="P1"><text:span text:style-name="T1">Meeting Time: </text:span><text:span text:style-name="T2">12:30</text:span></text:p>
      <text:p text:style-name="P1"><text:span text:style-name="T1">Members Present: </text:span><text:span text:style-name="T2">Kevin, Kang, Yorguin, Evan, Ryan</text:span></text:p>
      <text:p text:style-name="P1"><text:span text:style-name="T1">Final Presentation Date and Time: </text:span><text:span text:style-name="T3">Monday January 28</text:span></text:p>
      <text:h text:style-name="Heading_20_1" text:outline-level="1">Responsibility Assignments</text:h>
      <text:p text:style-name="Standard">Use this table to break down the work load and assign each member responsibilities over the next week or so.</text:p>
      <text:p text:style-name="Standard"><text:span text:style-name="T4">Member’s Name</text:span> – on each row place a team member’s name. In brackets, add a second team member’s name who’s job it will be to provide help if the team member gets stuck or runs into issues. Also, this second team member is responsible for ensuring the primary member gets the assigned work accomplished on time.</text:p>
      <text:p text:style-name="Standard"><text:span text:style-name="T4">Responsibilities</text:span> - In as much detail as possible, record what the member of the team listed in the first column of the row is responsible to accomplish. The more detail the easier it will be for the team member to accomplish the task.</text:p>
      <text:p text:style-name="Standard"><text:span text:style-name="T4">Due Date</text:span> - Add the date the work is to be done. Make sure to allow time for group members to review the material before the actual class due date.</text:p>
      <text:p text:style-name="Standard"><text:span text:style-name="T4">Done</text:span> – If a member finishes their work and the group approves, check this box.</text:p>
      <text:h text:style-name="Heading_20_1" text:outline-level="1"><text:soft-page-break/>Be S.M.A.R.T. When Filling Out the WBS</text:h>
      <text:p text:style-name="Standard">S.M.A.R.T. is a reminder for determining and setting project-related goals.</text:p>
      <text:p text:style-name="Standard">Each goal should be:</text:p>
      <text:p text:style-name="Standard"><text:span text:style-name="T4">Specific</text:span> – the more specific you are, the more likely you are to get what you want. Make sure that the detail level is high enough that the person understands what it is they are trying to accomplish. This will also help us in our marking.</text:p>
      <text:p text:style-name="Standard"><text:span text:style-name="T4">Measurable</text:span> – ensure that when the goal is provided that there is a way to measure the outcome. How can your team members, as they review the completed work, measure what it is that you have accomplished?</text:p>
      <text:p text:style-name="Standard"><text:span text:style-name="T4">Attainable</text:span> – make sure that the goal can be accomplished. Don’t promise the moon, but only hit the clouds. Whatever the goal is, it must be possible to complete it within the given constraints.</text:p>
      <text:p text:style-name="Standard"><text:span text:style-name="T4">Realistic</text:span> – the goal must be within the scope of someone’s skills and that person must be willing to do it. If I am a weak database designer, I will not produce a good database and be extremely unlikely to do it. Make sure that people are assigned work based on their skills and willingness to do the work.</text:p>
      <text:p text:style-name="Standard"><text:span text:style-name="T4">Timely</text:span> – make sure that the work load is divided fairly and able to be accomplished before the presentation and with time for the team to review the work<text:bookmark text:name="_GoBack"/>. </text:p>
      <text:p text:style-name="Standard"/>
      <table:table table:name="Table1" table:style-name="Table1">
        <table:table-column table:style-name="Table1.A"/>
        <table:table-column table:style-name="Table1.B" table:number-columns-repeated="2"/>
        <table:table-column table:style-name="Table1.D"/>
        <table:table-row table:style-name="Table1.1">
          <table:table-cell table:style-name="Table1.A1" office:value-type="string">
            <text:p text:style-name="P3"><text:span text:style-name="T4">Member Name</text:span></text:p>
          </table:table-cell>
          <table:table-cell table:style-name="Table1.A1" office:value-type="string">
            <text:p text:style-name="P3"><text:span text:style-name="T4">Responsibilities</text:span></text:p>
          </table:table-cell>
          <table:table-cell table:style-name="Table1.A1" office:value-type="string">
            <text:p text:style-name="P3"><text:span text:style-name="T4">Due Date</text:span></text:p>
          </table:table-cell>
          <table:table-cell table:style-name="Table1.A1" office:value-type="string">
            <text:p text:style-name="P3"><text:span text:style-name="T4">Done</text:span></text:p>
          </table:table-cell>
        </table:table-row>
        <table:table-row table:style-name="Table1.2">
          <table:table-cell table:style-name="Table1.A1" office:value-type="string">
            <text:p text:style-name="P4">Kevin</text:p>
          </table:table-cell>
          <table:table-cell table:style-name="Table1.A1" office:value-type="string">
            <text:p text:style-name="P4">Sitemap</text:p>
            <text:p text:style-name="P4">Data Model</text:p>
            <text:p text:style-name="P4">Github</text:p>
            <text:p text:style-name="P4"/>
            <text:p text:style-name="P4">Database Creation</text:p>
            <text:p text:style-name="P4">WBS</text:p>
            <text:p text:style-name="P4">Dummy Data for database</text:p>
          </table:table-cell>
          <table:table-cell table:style-name="Table1.A1" office:value-type="string">
            <text:p text:style-name="P4">Monday January 21</text:p>
            <text:p text:style-name="P4"/>
            <text:p text:style-name="P4"/>
            <text:p text:style-name="P4"/>
            <text:p text:style-name="P4">Monday January 28</text:p>
          </table:table-cell>
          <table:table-cell table:style-name="Table1.D2" office:value-type="string">
            <text:p text:style-name="P3"><field:fieldmark text:name="__Fieldmark__258_3012959811" field:type="vnd.oasis.opendocument.field.FORMCHECKBOX"/></text:p>
          </table:table-cell>
        </table:table-row>
        <text:soft-page-break/>
        <table:table-row table:style-name="Table1.2">
          <table:table-cell table:style-name="Table1.A1" office:value-type="string">
            <text:p text:style-name="P4">Ryan</text:p>
          </table:table-cell>
          <table:table-cell table:style-name="Table1.A1" office:value-type="string">
            <text:p text:style-name="P4">Wireframes</text:p>
            <text:p text:style-name="P4"/>
            <text:p text:style-name="P4">Global CSS</text:p>
            <text:p text:style-name="P4">Navigation</text:p>
          </table:table-cell>
          <table:table-cell table:style-name="Table1.A1" office:value-type="string">
            <text:p text:style-name="P4">Monday January 21</text:p>
            <text:p text:style-name="P4"/>
            <text:p text:style-name="P4">Monday January 28</text:p>
          </table:table-cell>
          <table:table-cell table:style-name="Table1.D2" office:value-type="string">
            <text:p text:style-name="P3"><field:fieldmark text:name="__Fieldmark__261_3012959811" field:type="vnd.oasis.opendocument.field.FORMCHECKBOX"/></text:p>
          </table:table-cell>
        </table:table-row>
        <table:table-row table:style-name="Table1.2">
          <table:table-cell table:style-name="Table1.A1" office:value-type="string">
            <text:p text:style-name="P4">Yorguin</text:p>
          </table:table-cell>
          <table:table-cell table:style-name="Table1.A1" office:value-type="string">
            <text:p text:style-name="P4">HTML Skeletons</text:p>
            <text:p text:style-name="P4">Global CSS</text:p>
            <text:p text:style-name="P4"/>
            <text:p text:style-name="P4">Sorting</text:p>
            <text:p text:style-name="P4">Textboxes</text:p>
          </table:table-cell>
          <table:table-cell table:style-name="Table1.A1" office:value-type="string">
            <text:p text:style-name="P4">Monday January 21</text:p>
            <text:p text:style-name="P4"/>
            <text:p text:style-name="P4"/>
            <text:p text:style-name="P4">Monday January 28</text:p>
          </table:table-cell>
          <table:table-cell table:style-name="Table1.D2" office:value-type="string">
            <text:p text:style-name="P3"><field:fieldmark text:name="__Fieldmark__264_3012959811" field:type="vnd.oasis.opendocument.field.FORMCHECKBOX"/></text:p>
          </table:table-cell>
        </table:table-row>
        <table:table-row table:style-name="Table1.2">
          <table:table-cell table:style-name="Table1.A1" office:value-type="string">
            <text:p text:style-name="P4">Kang</text:p>
          </table:table-cell>
          <table:table-cell table:style-name="Table1.A1" office:value-type="string">
            <text:p text:style-name="P4">HTML Skeletons</text:p>
            <text:p text:style-name="P4">Global CSS</text:p>
            <text:p text:style-name="P4"/>
            <text:p text:style-name="P4">Sorting</text:p>
            <text:p text:style-name="P4">Textboxes</text:p>
          </table:table-cell>
          <table:table-cell table:style-name="Table1.A1" office:value-type="string">
            <text:p text:style-name="P4">Monday January 21</text:p>
            <text:p text:style-name="P4"/>
            <text:p text:style-name="P4"/>
            <text:p text:style-name="P4">Monday January 28</text:p>
          </table:table-cell>
          <table:table-cell table:style-name="Table1.D2" office:value-type="string">
            <text:p text:style-name="P3"><field:fieldmark text:name="__Fieldmark__267_3012959811" field:type="vnd.oasis.opendocument.field.FORMCHECKBOX"/></text:p>
          </table:table-cell>
        </table:table-row>
        <table:table-row table:style-name="Table1.2">
          <table:table-cell table:style-name="Table1.A1" office:value-type="string">
            <text:p text:style-name="P4">Evan</text:p>
          </table:table-cell>
          <table:table-cell table:style-name="Table1.A1" office:value-type="string">
            <text:p text:style-name="P4">Stats Planning</text:p>
            <text:p text:style-name="P4">Business Rules</text:p>
            <text:p text:style-name="P4"/>
            <text:p text:style-name="P4">Helping with database</text:p>
            <text:p text:style-name="P4">Dummy data for html</text:p>
          </table:table-cell>
          <table:table-cell table:style-name="Table1.A1" office:value-type="string">
            <text:p text:style-name="P4">Monday January 21</text:p>
            <text:p text:style-name="P4"/>
            <text:p text:style-name="P4"/>
            <text:p text:style-name="P4">Monday January 28</text:p>
          </table:table-cell>
          <table:table-cell table:style-name="Table1.D2" office:value-type="string">
            <text:p text:style-name="P3"><field:fieldmark text:name="__Fieldmark__270_3012959811" field:type="vnd.oasis.opendocument.field.FORMCHECKBOX"/></text:p>
          </table:table-cell>
        </table:table-row>
        <text:soft-page-break/>
        <table:table-row table:style-name="Table1.2">
          <table:table-cell table:style-name="Table1.A1" office:value-type="string">
            <text:p text:style-name="P2"/>
          </table:table-cell>
          <table:table-cell table:style-name="Table1.A1" office:value-type="string">
            <text:p text:style-name="P2"/>
          </table:table-cell>
          <table:table-cell table:style-name="Table1.A1" office:value-type="string">
            <text:p text:style-name="P2"/>
          </table:table-cell>
          <table:table-cell table:style-name="Table1.D2" office:value-type="string">
            <text:p text:style-name="P3"><field:fieldmark text:name="__Fieldmark__273_3012959811" field:type="vnd.oasis.opendocument.field.FORMCHECKBOX"/></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Tahoma1" svg:font-family="Tahom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CA"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7.94cm" fo:page-height="21.59cm" style:num-format="1" style:print-orientation="landscape" fo:margin-top="1.249cm" fo:margin-bottom="2.54cm" fo:margin-left="2.54cm" fo:margin-right="2.54cm" style:writing-mode="lr-tb" style:layout-grid-color="#c0c0c0" style:layout-grid-lines="2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PROG1440<text:tab/>Team Work Assignment Breakdown<text:tab/>W2019</text:p>
        <text:p text:style-name="Header">Kendell/Baddeley/Stovel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meta:initial-creator>
    <meta:editing-cycles>3</meta:editing-cycles>
    <meta:creation-date>2019-01-07T14:15:00</meta:creation-date>
    <dc:date>2019-01-21T14:21:04.209000000</dc:date>
    <meta:editing-duration>PT18M31S</meta:editing-duration>
    <meta:generator>LibreOffice/5.3.0.3$Windows_X86_64 LibreOffice_project/7074905676c47b82bbcfbea1aeefc84afe1c50e1</meta:generator>
    <meta:document-statistic meta:table-count="1" meta:image-count="0" meta:object-count="0" meta:page-count="4" meta:paragraph-count="71" meta:word-count="548" meta:character-count="3112" meta:non-whitespace-character-count="262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